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95f" officeooo:paragraph-rsid="0004595f"/>
    </style:style>
    <style:style style:name="P2" style:family="paragraph" style:parent-style-name="Standard">
      <style:text-properties officeooo:rsid="0006431c" officeooo:paragraph-rsid="0006431c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4595f" officeooo:paragraph-rsid="0004595f"/>
    </style:style>
    <style:style style:name="P4" style:family="paragraph" style:parent-style-name="Standard">
      <style:text-properties officeooo:rsid="0004595f" officeooo:paragraph-rsid="0004595f"/>
    </style:style>
    <style:style style:name="P5" style:family="paragraph" style:parent-style-name="Standard">
      <style:text-properties officeooo:rsid="0006da65" officeooo:paragraph-rsid="0006da65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4595f" officeooo:paragraph-rsid="00045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] list is empty </text:p>
      <text:p text:style-name="P1">[ <text:s/>204.101398] threadfn_pop_queue: called from this LINE:126 </text:p>
      <text:p text:style-name="P1">[ <text:s/>204.101399] </text:p>
      <text:p text:style-name="P1">[ <text:s/>204.101399] threadfn_pop_queue: called from this LINE:107 </text:p>
      <text:p text:style-name="P1">[ <text:s/>213.930145] ------------[ cut here ]------------ </text:p>
      <text:p text:style-name="P1">[ <text:s/>213.930154] WARNING: CPU: 1 PID: 2282 at drivers/media/v4l2-core/videobuf2-core.c:2144 __vb2_queue_cancel+0x11e/0x180 [videobuf2_core]() </text:p>
      <text:p text:style-name="P1">[ <text:s/>213.930156] Modules linked in: hid_generic uvcvideo(O) videobuf2_vmalloc videobuf2_memops videobuf2_core v4l2_common videodev snd_usb_audio usbhid hid media snd_usbmidi_lib rfcomm bnep bluetooth snd_hda_codec_hdmi i915 snd_hda_codec_via intel_rapl snd_hda_codec_generic x86_pkg_temp_thermal intel_powerclamp snd_hda_intel coretemp snd_hda_controller kvm_intel snd_hda_codec drm_kms_helper kvm snd_hwdep snd_pcm drm snd_seq_midi snd_seq_midi_event snd_rawmidi snd_seq crct10dif_pclmul crc32_pclmul snd_seq_device ghash_clmulni_intel snd_timer aesni_intel snd aes_x86_64 lrw gf128mul parport_pc mei_me glue_helper mei ppdev ablk_helper shpchp cryptd i2c_algo_bit lp serio_raw soundcore parport wmi lpc_ich video mac_hid psmouse r8169 pata_acpi mii </text:p>
      <text:p text:style-name="P1">[ <text:s/>213.930196] CPU: 1 PID: 2282 Comm: vlc Tainted: G <text:s text:c="10"/>O <text:s text:c="2"/>3.17.0 #1 </text:p>
      <text:p text:style-name="P1">[ <text:s/>213.930197] Hardware name: Acer Veriton M200-H81/H81H3-M4/V1.0, BIOS 4.6.5 06/12/2014 </text:p>
      <text:p text:style-name="P1">[ <text:s/>213.930199] <text:s/>0000000000000009 ffff8800cc723bf8 ffffffff8175099e 0000000000000000 </text:p>
      <text:p text:style-name="P1">[ <text:s/>213.930202] <text:s/>ffff8800cc723c30 ffffffff8106ef8d 0000000000000000 ffff88002e4e7af0 </text:p>
      <text:p text:style-name="P1">[ <text:s/>213.930204] <text:s/>0000000000000000 ffff88002e4e78d8 ffff88002e5fd200 ffff8800cc723c40 </text:p>
      <text:p text:style-name="P1">[ <text:s/>213.930206] Call Trace: </text:p>
      <text:p text:style-name="P1">[ <text:s/>213.930212] <text:s/>[&lt;ffffffff8175099e&gt;] dump_stack+0x45/0x56 </text:p>
      <text:p text:style-name="P1">[ <text:s/>213.930215] <text:s/>[&lt;ffffffff8106ef8d&gt;] warn_slowpath_common+0x7d/0xa0 </text:p>
      <text:p text:style-name="P1">[ <text:s/>213.930218] <text:s/>[&lt;ffffffff8106f06a&gt;] warn_slowpath_null+0x1a/0x20 </text:p>
      <text:p text:style-name="P1">[ <text:s/>213.930221] <text:s/>[&lt;ffffffffc06c973e&gt;] __vb2_queue_cancel+0x11e/0x180 [videobuf2_core] </text:p>
      <text:p text:style-name="P1">[ <text:s/>213.930225] <text:s/>[&lt;ffffffffc06caf7d&gt;] vb2_internal_streamoff+0x3d/0xd0 [videobuf2_core] </text:p>
      <text:p text:style-name="P1">[ <text:s/>213.930228] <text:s/>[&lt;ffffffffc06cb045&gt;] vb2_streamoff+0x35/0x60 [videobuf2_core] </text:p>
      <text:p text:style-name="P1">[ <text:s/>213.930231] <text:s/>[&lt;ffffffffc06db425&gt;] uvc_queue_enable+0x65/0xa0 [uvcvideo] </text:p>
      <text:p text:style-name="P1">[ <text:s/>213.930234] <text:s/>[&lt;ffffffffc06e059a&gt;] uvc_video_enable+0x4a/0x1b0 [uvcvideo] </text:p>
      <text:p text:style-name="P1">[ <text:s/>213.930237] <text:s/>[&lt;ffffffffc06dcafb&gt;] uvc_v4l2_do_ioctl+0x72b/0x1630 [uvcvideo] </text:p>
      <text:p text:style-name="P1">[ <text:s/>213.930244] <text:s/>[&lt;ffffffffc06a6e2e&gt;] video_usercopy+0x22e/0x5b0 [videodev] </text:p>
      <text:p text:style-name="P1">[ <text:s/>213.930247] <text:s/>[&lt;ffffffffc06dc3d0&gt;] ? uvc_v4l2_open+0x130/0x130 [uvcvideo] </text:p>
      <text:p text:style-name="P1">[ <text:s/>213.930250] <text:s/>[&lt;ffffffff8107b63a&gt;] ? __send_signal+0x17a/0x480 </text:p>
      <text:p text:style-name="P1">[ <text:s/>213.930253] <text:s/>[&lt;ffffffffc06db7ff&gt;] uvc_v4l2_ioctl+0x2f/0x70 [uvcvideo] </text:p>
      <text:p text:style-name="P1">[ <text:s/>213.930257] <text:s/>[&lt;ffffffffc06a06fb&gt;] v4l2_ioctl+0x11b/0x150 [videodev] </text:p>
      <text:p text:style-name="P1">[ <text:s/>213.930261] <text:s/>[&lt;ffffffff811dd710&gt;] do_vfs_ioctl+0x2e0/0x4c0 </text:p>
      <text:p text:style-name="P1">[ <text:s/>213.930263] <text:s/>[&lt;ffffffff810e63f1&gt;] ? SyS_futex+0x71/0x150 </text:p>
      <text:p text:style-name="P1">[ <text:s/>213.930266] <text:s/>[&lt;ffffffff811dd971&gt;] SyS_ioctl+0x81/0xa0 </text:p>
      <text:p text:style-name="P1">[ <text:s/>213.930269] <text:s/>[&lt;ffffffff81758e2d&gt;] system_call_fastpath+0x1a/0x1f </text:p>
      <text:p text:style-name="P1">[ <text:s/>213.930271] ---[ end trace a2adf8a9aca007e8 ]--- </text:p>
      <text:p text:style-name="P1"/>
      <text:p text:style-name="P1"/>
      <text:p text:style-name="P3"/>
      <text:p text:style-name="P1"/>
      <text:p text:style-name="P2">list is empty </text:p>
      <text:p text:style-name="P2">[ <text:s/>122.064765] threadfn_pop_queue: called from this LINE:127 </text:p>
      <text:p text:style-name="P2">[ <text:s/>122.064767] head addr =ffff8800cdbb9ae0 </text:p>
      <text:p text:style-name="P2">[ <text:s/>122.064768] </text:p>
      <text:p text:style-name="P2">[ <text:s/>122.064768] threadfn_pop_queue: called from this LINE:108 </text:p>
      <text:p text:style-name="P2">[ <text:s/>122.068765] head addr =ffff8800cdbb9ae0 </text:p>
      <text:p text:style-name="P2">[ <text:s/>122.072759] head addr =ffff8800cdbb9ae0 </text:p>
      <text:p text:style-name="P2"><text:soft-page-break/>[ <text:s/>122.076754] head addr =ffff8800cdbb9ae0 </text:p>
      <text:p text:style-name="P2">[ <text:s/>122.080749] head addr =ffff8800cdbb9ae0 </text:p>
      <text:p text:style-name="P2">[ <text:s/>148.035397] NMI watchdog: BUG: soft lockup - CPU#3 stuck for 22s! [kernel_thread:2260] </text:p>
      <text:p text:style-name="P2">[ <text:s/>148.035400] Modules linked in: uvcvideo(O) hid_generic videobuf2_vmalloc videobuf2_memops videobuf2_core v4l2_common videodev snd_usb_audio usbhid hid media snd_usbmidi_lib rfcomm bnep bluetooth snd_hda_codec_hdmi i915 snd_hda_codec_via snd_hda_codec_generic intel_rapl snd_hda_intel x86_pkg_temp_thermal snd_hda_controller intel_powerclamp snd_hda_codec coretemp kvm_intel kvm snd_hwdep drm_kms_helper snd_pcm drm snd_seq_midi snd_seq_midi_event snd_rawmidi snd_seq snd_seq_device crct10dif_pclmul snd_timer crc32_pclmul ghash_clmulni_intel aesni_intel snd aes_x86_64 parport_pc mei_me lrw gf128mul mei ppdev glue_helper shpchp lp ablk_helper cryptd soundcore parport serio_raw i2c_algo_bit wmi video lpc_ich mac_hid psmouse r8169 pata_acpi mii </text:p>
      <text:p text:style-name="P2">[ <text:s/>148.035427] CPU: 3 PID: 2260 Comm: kernel_thread Tainted: G <text:s text:c="10"/>O <text:s text:c="2"/>3.17.0 #1 </text:p>
      <text:p text:style-name="P2">[ <text:s/>148.035428] Hardware name: Acer Veriton M200-H81/H81H3-M4/V1.0, BIOS 4.6.5 06/12/2014 </text:p>
      <text:p text:style-name="P2">[ <text:s/>148.035429] task: ffff8800cdaa3ae0 ti: ffff8800c8f78000 task.ti: ffff8800c8f78000 </text:p>
      <text:p text:style-name="P2">[ <text:s/>148.035431] RIP: 0010:[&lt;ffffffff811ca8e8&gt;] <text:s/>[&lt;ffffffff811ca8e8&gt;] vfs_write+0x38/0x1f0 </text:p>
      <text:p text:style-name="P2">[ <text:s/>148.035435] RSP: 0018:ffff8800c8f7be08 <text:s/>EFLAGS: 00000206 </text:p>
      <text:p text:style-name="P2">[ <text:s/>148.035436] RAX: 000000000005801e RBX: ffff880000000000 RCX: ffff8800c7400000 </text:p>
      <text:p text:style-name="P2">[ <text:s/>148.035436] RDX: fffffffffffffc00 RSI: ffff8800c7400000 RDI: ffff8800c8efe800 </text:p>
      <text:p text:style-name="P2">[ <text:s/>148.035437] RBP: ffff8800c8f7be38 R08: 0000000000000020 R09: 00000000fffffc00 </text:p>
      <text:p text:style-name="P2">[ <text:s/>148.035438] R10: 0000000000000000 R11: 0000000000000000 R12: ffffffff81207c48 </text:p>
      <text:p text:style-name="P2">[ <text:s/>148.035439] R13: ffff8800c8f7bdf8 R14: ffff8800cd0757b8 R15: 0000000000000000 </text:p>
      <text:p text:style-name="P2">[ <text:s/>148.035440] FS: <text:s/>0000000000000000(0000) GS:ffff88011fb80000(0000) knlGS:0000000000000000 </text:p>
      <text:p text:style-name="P2">[ <text:s/>148.035440] CS: <text:s/>0010 DS: 0000 ES: 0000 CR0: 0000000080050033 </text:p>
      <text:p text:style-name="P2">[ <text:s/>148.035441] CR2: 00007fd75bed1000 CR3: 0000000001c16000 CR4: 00000000001407e0 </text:p>
      <text:p text:style-name="P2">[ <text:s/>148.035442] Stack: </text:p>
      <text:p text:style-name="P2">[ <text:s/>148.035443] <text:s/>ffff8800c8efe800 ffff8800c8efe800 ffff8800c8f7be90 ffff8800c8efe870 </text:p>
      <text:p text:style-name="P2">[ <text:s/>148.035444] <text:s/>ffff8800cdbb9ae0 0000000000000000 ffff8800c8f7bec8 ffffffffc0908bfc </text:p>
      <text:p text:style-name="P2">[ <text:s/>148.035445] <text:s/>0000000000000020 00000000fffffc00 0000000000000000 0000000000000000 </text:p>
      <text:p text:style-name="P2">[ <text:s/>148.035447] Call Trace: </text:p>
      <text:p text:style-name="P2">[ <text:s/>148.035450] <text:s/>[&lt;ffffffffc0908bfc&gt;] threadfn_pop_queue+0x1fc/0x230 [uvcvideo] </text:p>
      <text:p text:style-name="P2">[ <text:s/>148.035453] <text:s/>[&lt;ffffffffc0908a00&gt;] ? uvc_v4l2_do_ioctl+0x1630/0x1630 [uvcvideo] </text:p>
      <text:p text:style-name="P2">[ <text:s/>148.035455] <text:s/>[&lt;ffffffff8108c6f9&gt;] kthread+0xc9/0xe0 </text:p>
      <text:p text:style-name="P2">[ <text:s/>148.035456] <text:s/>[&lt;ffffffff8108c630&gt;] ? kthread_create_on_node+0x180/0x180 </text:p>
      <text:p text:style-name="P2">[ <text:s/>148.035459] <text:s/>[&lt;ffffffff81758d7c&gt;] ret_from_fork+0x7c/0xb0 </text:p>
      <text:p text:style-name="P2">[ <text:s/>148.035461] <text:s/>[&lt;ffffffff8108c630&gt;] ? kthread_create_on_node+0x180/0x180 </text:p>
      <text:p text:style-name="P2">[ <text:s/>148.035461] Code: 41 55 41 54 53 48 89 fb 48 83 ec 08 8b 47 44 a8 02 0f 84 9c 01 00 00 a9 00 00 04 00 0f 84 a1 01 00 00 49 89 f4 49 89 ce 4c 89 e1 &lt;65&gt; 48 8b 04 25 88 c7 00 00 48 01 d1 48 8b b0 48 c0 ff ff 48 c7 </text:p>
      <text:p text:style-name="P1"/>
      <text:p text:style-name="P1"/>
      <text:p text:style-name="P3"/>
      <text:p text:style-name="P1"/>
      <text:p text:style-name="P5">] threadfn_pop_queue: called from this LINE:133</text:p>
      <text:p text:style-name="P5">[ <text:s/>140.515301] list is empty</text:p>
      <text:p text:style-name="P5">[ <text:s/>140.515302] threadfn_pop_queue :head addr = <text:s text:c="9"/>(null)</text:p>
      <text:p text:style-name="P5">[ <text:s/>140.515302] threadfn_pop_queue: called from this LINE:133</text:p>
      <text:p text:style-name="P5">[ <text:s/>140.515303] list is empty</text:p>
      <text:p text:style-name="P5">[ <text:s/>140.515304] threadfn_pop_queue :head addr = <text:s text:c="9"/>(null)</text:p>
      <text:p text:style-name="P5">[ <text:s/>140.515305] threadfn_pop_queue: called from this LINE:133</text:p>
      <text:p text:style-name="P5">[ <text:s/>140.515305] list is empty</text:p>
      <text:p text:style-name="P5"><text:soft-page-break/>[ <text:s/>140.515307] head addr =ffff880119fe6060</text:p>
      <text:p text:style-name="P5">[ <text:s/>140.515307] threadfn_pop_queue :head addr =ffff880119fe6060</text:p>
      <text:p text:style-name="P5">[ <text:s/>140.515308] threadfn_pop_queue: called from this LINE:133</text:p>
      <text:p text:style-name="P5">[ <text:s/>140.515309] threadfn_pop_queue: called from this LINE:101</text:p>
      <text:p text:style-name="P5">[ <text:s/>140.515310] threadfn_pop_queue :head addr =ffff880119fe6060</text:p>
      <text:p text:style-name="P5">[ <text:s/>140.515311] threadfn_pop_queue: called from this LINE:106</text:p>
      <text:p text:style-name="P5">[ <text:s/>140.515312] threadfn_pop_queue :head addr =ffff880119fe6060</text:p>
      <text:p text:style-name="P5">[ <text:s/>140.519306] temp addr =ffff880119fe6060 :0</text:p>
      <text:p text:style-name="P5">[ <text:s/>140.519308] head addr =ffff880119fe6060</text:p>
      <text:p text:style-name="P5">[ <text:s/>140.519357] </text:p>
      <text:p text:style-name="P5">[ <text:s/>140.519357] threadfn_pop_queue: called from this LINE:116</text:p>
      <text:p text:style-name="P5">[ <text:s/>140.523300] temp addr =ffff880119fe6070 :0</text:p>
      <text:p text:style-name="P5">[ <text:s/>140.523303] head addr =ffff880119fe6060</text:p>
      <text:p text:style-name="P5">[ <text:s/>140.527311] temp addr =ffff880119fe60a0 :0</text:p>
      <text:p text:style-name="P5">[ <text:s/>140.527313] head addr =ffff880119fe6060</text:p>
      <text:p text:style-name="P5">[ <text:s/>140.531291] temp addr =ffff880119fe60b0 :0</text:p>
      <text:p text:style-name="P5">[ <text:s/>140.531293] head addr =ffff880119fe6060</text:p>
      <text:p text:style-name="P5"/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00:14.929141403</meta:creation-date>
    <dc:date>2018-01-31T10:17:00.966150710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93" meta:word-count="751" meta:character-count="7299" meta:non-whitespace-character-count="6384"/>
  </office:meta>
</office:document-meta>
</file>